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38d" officeooo:paragraph-rsid="001c838d"/>
    </style:style>
    <style:style style:name="P2" style:family="paragraph" style:parent-style-name="Standard">
      <style:text-properties fo:font-size="16pt" fo:font-weight="bold" officeooo:rsid="001c838d" officeooo:paragraph-rsid="001c838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=======================================================================</text:p>
      <text:p text:style-name="Standard">Assignment : INHERITANCE</text:p>
      <text:p text:style-name="Standard">Name : Gaurav Ghati</text:p>
      <text:p text:style-name="Standard">class : SE 10</text:p>
      <text:p text:style-name="Standard">Batch : F 10</text:p>
      <text:p text:style-name="Standard">Problem Statement :</text:p>
      <text:p text:style-name="Standard"/>
      <text:p text:style-name="Standard">Design a base class with name, date of birth, blood group and another base class</text:p>
      <text:p text:style-name="Standard">consisting of the data members such as height and weight.</text:p>
      <text:p text:style-name="Standard">Design one more base class consisting of the insurance policy number and contact</text:p>
      <text:p text:style-name="Standard">address. The derived class contains the data members’ telephone numbers and</text:p>
      <text:p text:style-name="Standard">driving license number.</text:p>
      <text:p text:style-name="Standard">Write a menu driven program to carry out the following things:</text:p>
      <text:p text:style-name="Standard"/>
      <text:p text:style-name="Standard">1) Build a master table</text:p>
      <text:p text:style-name="Standard">2) Display Record</text:p>
      <text:p text:style-name="Standard">3) Insert a record</text:p>
      <text:p text:style-name="Standard">4) Delete record</text:p>
      <text:p text:style-name="Standard">5) Edit record</text:p>
      <text:p text:style-name="Standard">6) Search for a record</text:p>
      <text:p text:style-name="Standard">=======================================================================</text:p>
      <text:p text:style-name="Standard">*/</text:p>
      <text:p text:style-name="Standard"/>
      <text:p text:style-name="Standard">#include&lt;iostream&gt;</text:p>
      <text:p text:style-name="Standard">#include&lt;iomanip&gt;</text:p>
      <text:p text:style-name="Standard">#include&lt;string.h&gt;</text:p>
      <text:p text:style-name="Standard"/>
      <text:p text:style-name="Standard">using namespace std;</text:p>
      <text:p text:style-name="Standard"/>
      <text:p text:style-name="Standard">#define max 50</text:p>
      <text:p text:style-name="Standard">#define ll line(143);</text:p>
      <text:p text:style-name="Standard"/>
      <text:p text:style-name="Standard">void line(int n)</text:p>
      <text:p text:style-name="Standard">{</text:p>
      <text:p text:style-name="Standard"><text:tab/>for(int i=0;i&lt;n;i++)</text:p>
      <text:p text:style-name="Standard"><text:tab/><text:tab/>cout&lt;&lt;"-";</text:p>
      <text:p text:style-name="Standard">}</text:p>
      <text:p text:style-name="Standard"/>
      <text:p text:style-name="Standard">class Base1</text:p>
      <text:p text:style-name="Standard">{</text:p>
      <text:p text:style-name="Standard"><text:tab/>protected:<text:tab/>char name[50],bgrp[5];</text:p>
      <text:p text:style-name="Standard"><text:tab/><text:tab/><text:tab/><text:tab/>int d,m,y;</text:p>
      <text:p text:style-name="Standard"/>
      <text:p text:style-name="Standard"><text:tab/>public<text:tab/>:<text:tab/>void getData1();</text:p>
      <text:p text:style-name="Standard">};</text:p>
      <text:p text:style-name="Standard"/>
      <text:p text:style-name="Standard">void Base1::getData1()</text:p>
      <text:p text:style-name="Standard">{</text:p>
      <text:p text:style-name="Standard"><text:tab/>cin.ignore();</text:p>
      <text:p text:style-name="Standard"><text:tab/>cout&lt;&lt;"\nName : ";</text:p>
      <text:p text:style-name="Standard"><text:tab/>cin.getline(name,50);</text:p>
      <text:p text:style-name="Standard"><text:soft-page-break/><text:tab/>cout&lt;&lt;"Blood Group : ";</text:p>
      <text:p text:style-name="Standard"><text:tab/>cin&gt;&gt;bgrp;</text:p>
      <text:p text:style-name="Standard"><text:tab/>cout&lt;&lt;"Date Of Birth :\n";</text:p>
      <text:p text:style-name="Standard"><text:tab/>do</text:p>
      <text:p text:style-name="Standard"><text:tab/>{</text:p>
      <text:p text:style-name="Standard"><text:tab/><text:tab/>cout&lt;&lt;" <text:s text:c="2"/>Date <text:s/>: ";</text:p>
      <text:p text:style-name="Standard"><text:tab/><text:tab/>cin&gt;&gt;d;</text:p>
      <text:p text:style-name="Standard"><text:tab/><text:tab/>if(d&lt;1||d&gt;31)</text:p>
      <text:p text:style-name="Standard"><text:tab/><text:tab/><text:tab/>cout&lt;&lt;"\nEnter CORRECT date..!!\n";</text:p>
      <text:p text:style-name="Standard"><text:tab/>}while(d&lt;1||d&gt;31);</text:p>
      <text:p text:style-name="Standard"><text:tab/>do</text:p>
      <text:p text:style-name="Standard"><text:tab/>{</text:p>
      <text:p text:style-name="Standard"><text:tab/><text:tab/>cout&lt;&lt;" <text:s text:c="2"/>Month : ";</text:p>
      <text:p text:style-name="Standard"><text:tab/><text:tab/>cin&gt;&gt;m;</text:p>
      <text:p text:style-name="Standard"><text:tab/><text:tab/>if(m&lt;1||m&gt;12)</text:p>
      <text:p text:style-name="Standard"><text:tab/><text:tab/><text:tab/>cout&lt;&lt;"\nEnter CORRECT month..!!\n";</text:p>
      <text:p text:style-name="Standard"><text:tab/>}while(m&lt;1||m&gt;12);</text:p>
      <text:p text:style-name="Standard"><text:tab/>do</text:p>
      <text:p text:style-name="Standard"><text:tab/>{</text:p>
      <text:p text:style-name="Standard"><text:tab/><text:tab/>cout&lt;&lt;" <text:s text:c="2"/>Year <text:s/>: ";</text:p>
      <text:p text:style-name="Standard"><text:tab/><text:tab/>cin&gt;&gt;y;</text:p>
      <text:p text:style-name="Standard"><text:tab/><text:tab/>if(y&lt;1900||y&gt;2019)</text:p>
      <text:p text:style-name="Standard"><text:tab/><text:tab/><text:tab/>cout&lt;&lt;"\nEnter CORRECT year..!!\n";</text:p>
      <text:p text:style-name="Standard"><text:tab/>}while(y&lt;1900||y&gt;2019);</text:p>
      <text:p text:style-name="Standard">}</text:p>
      <text:p text:style-name="Standard"/>
      <text:p text:style-name="Standard">class Base2</text:p>
      <text:p text:style-name="Standard">{</text:p>
      <text:p text:style-name="Standard"><text:tab/>protected:<text:tab/>int height,weight;</text:p>
      <text:p text:style-name="Standard"/>
      <text:p text:style-name="Standard"><text:tab/>public<text:tab/>:<text:tab/>void getData2();</text:p>
      <text:p text:style-name="Standard">};</text:p>
      <text:p text:style-name="Standard"/>
      <text:p text:style-name="Standard">void Base2::getData2()</text:p>
      <text:p text:style-name="Standard">{</text:p>
      <text:p text:style-name="Standard"><text:tab/>cout&lt;&lt;"Height : ";</text:p>
      <text:p text:style-name="Standard"><text:tab/>cin&gt;&gt;height;</text:p>
      <text:p text:style-name="Standard"><text:tab/>cout&lt;&lt;"Weight : ";</text:p>
      <text:p text:style-name="Standard"><text:tab/>cin&gt;&gt;weight;</text:p>
      <text:p text:style-name="Standard">}</text:p>
      <text:p text:style-name="Standard"/>
      <text:p text:style-name="Standard">class Base3</text:p>
      <text:p text:style-name="Standard">{</text:p>
      <text:p text:style-name="Standard"><text:tab/>protected:<text:tab/>long int polno;</text:p>
      <text:p text:style-name="Standard"><text:tab/><text:tab/><text:tab/><text:tab/>char add[50];</text:p>
      <text:p text:style-name="Standard"/>
      <text:p text:style-name="Standard"><text:tab/>public<text:tab/>:<text:tab/>void getData3();</text:p>
      <text:p text:style-name="Standard">};</text:p>
      <text:p text:style-name="Standard"/>
      <text:p text:style-name="Standard">void Base3::getData3()</text:p>
      <text:p text:style-name="Standard">{</text:p>
      <text:p text:style-name="Standard"><text:tab/>cin.ignore();</text:p>
      <text:p text:style-name="Standard"><text:soft-page-break/><text:tab/>cout&lt;&lt;"Address : ";</text:p>
      <text:p text:style-name="Standard"><text:tab/>cin.getline(add,50);</text:p>
      <text:p text:style-name="Standard"><text:tab/>cout&lt;&lt;"Insurance Policy No : ";</text:p>
      <text:p text:style-name="Standard"><text:tab/>cin&gt;&gt;polno;</text:p>
      <text:p text:style-name="Standard">}</text:p>
      <text:p text:style-name="Standard"/>
      <text:p text:style-name="Standard"/>
      <text:p text:style-name="Standard">class Derived:public Base1,public Base2,public Base3</text:p>
      <text:p text:style-name="Standard">{</text:p>
      <text:p text:style-name="Standard"><text:tab/>protected:<text:tab/>long long int teleno,dlno;</text:p>
      <text:p text:style-name="Standard"/>
      <text:p text:style-name="Standard"><text:tab/>public<text:tab/>:<text:tab/>void getData4();</text:p>
      <text:p text:style-name="Standard"><text:tab/><text:tab/><text:tab/><text:tab/>void display(int i);</text:p>
      <text:p text:style-name="Standard"><text:tab/><text:tab/><text:tab/><text:tab/>void searchData(Derived D[max],char sch[50],int n);</text:p>
      <text:p text:style-name="Standard"><text:tab/><text:tab/><text:tab/><text:tab/>void modify(int n);</text:p>
      <text:p text:style-name="Standard"><text:tab/><text:tab/><text:tab/><text:tab/>int deleteData(Derived D[max],int d,int n);</text:p>
      <text:p text:style-name="Standard">};</text:p>
      <text:p text:style-name="Standard"/>
      <text:p text:style-name="Standard">void Derived::getData4()</text:p>
      <text:p text:style-name="Standard">{</text:p>
      <text:p text:style-name="Standard"><text:tab/>getData1();</text:p>
      <text:p text:style-name="Standard"><text:tab/>getData2();</text:p>
      <text:p text:style-name="Standard"><text:tab/>getData3();</text:p>
      <text:p text:style-name="Standard"><text:tab/>cout&lt;&lt;"Telephone No : ";</text:p>
      <text:p text:style-name="Standard"><text:tab/>cin&gt;&gt;teleno;</text:p>
      <text:p text:style-name="Standard"><text:tab/>cout&lt;&lt;"Driving License No : ";</text:p>
      <text:p text:style-name="Standard"><text:tab/>cin&gt;&gt;dlno;</text:p>
      <text:p text:style-name="Standard">}</text:p>
      <text:p text:style-name="Standard"/>
      <text:p text:style-name="Standard">void Derived::display(int i)</text:p>
      <text:p text:style-name="Standard">{</text:p>
      <text:p text:style-name="Standard"><text:tab/>cout&lt;&lt;setw(7)&lt;&lt;std::left&lt;&lt;i+1;</text:p>
      <text:p text:style-name="Standard"><text:tab/>cout&lt;&lt;setw(20)&lt;&lt;name;</text:p>
      <text:p text:style-name="Standard"><text:tab/>cout&lt;&lt;setw(15)&lt;&lt;bgrp;</text:p>
      <text:p text:style-name="Standard"><text:tab/>cout&lt;&lt;setw(2)&lt;&lt;d&lt;&lt;"-"&lt;&lt;setw(2)&lt;&lt;m&lt;&lt;"-"&lt;&lt;setw(5)&lt;&lt;y;</text:p>
      <text:p text:style-name="Standard"><text:tab/>cout&lt;&lt;setw(8)&lt;&lt;height;</text:p>
      <text:p text:style-name="Standard"><text:tab/>cout&lt;&lt;setw(8)&lt;&lt;weight;</text:p>
      <text:p text:style-name="Standard"><text:tab/>cout&lt;&lt;setw(12)&lt;&lt;add;</text:p>
      <text:p text:style-name="Standard"><text:tab/>cout&lt;&lt;setw(17)&lt;&lt;polno;</text:p>
      <text:p text:style-name="Standard"><text:tab/>cout&lt;&lt;setw(18)&lt;&lt;teleno;</text:p>
      <text:p text:style-name="Standard"><text:tab/>cout&lt;&lt;setw(15)&lt;&lt;dlno&lt;&lt;"|";</text:p>
      <text:p text:style-name="Standard">}</text:p>
      <text:p text:style-name="Standard"/>
      <text:p text:style-name="Standard">void tabHead()</text:p>
      <text:p text:style-name="Standard">{</text:p>
      <text:p text:style-name="Standard"><text:tab/>cout&lt;&lt;setw(7)&lt;&lt;std::left&lt;&lt;"Sr.No.";</text:p>
      <text:p text:style-name="Standard"><text:tab/>cout&lt;&lt;setw(20)&lt;&lt;"Name";</text:p>
      <text:p text:style-name="Standard"><text:tab/>cout&lt;&lt;setw(15)&lt;&lt;"Blood Group";</text:p>
      <text:p text:style-name="Standard"><text:tab/>cout&lt;&lt;setw(12)&lt;&lt;"D.O.B.";</text:p>
      <text:p text:style-name="Standard"><text:tab/>cout&lt;&lt;setw(8)&lt;&lt;"Height";</text:p>
      <text:p text:style-name="Standard"><text:tab/>cout&lt;&lt;setw(8)&lt;&lt;"Weight";</text:p>
      <text:p text:style-name="Standard"><text:tab/>cout&lt;&lt;setw(12)&lt;&lt;"Address";</text:p>
      <text:p text:style-name="Standard"><text:soft-page-break/><text:tab/>cout&lt;&lt;setw(17)&lt;&lt;"Ins. Policy No.";</text:p>
      <text:p text:style-name="Standard"><text:tab/>cout&lt;&lt;setw(18)&lt;&lt;"Telephone No.";</text:p>
      <text:p text:style-name="Standard"><text:tab/>cout&lt;&lt;setw(15)&lt;&lt;"DL No."&lt;&lt;endl;</text:p>
      <text:p text:style-name="Standard">}</text:p>
      <text:p text:style-name="Standard"/>
      <text:p text:style-name="Standard">void Derived::searchData(Derived D[max],char sch[50],int n)</text:p>
      <text:p text:style-name="Standard">{</text:p>
      <text:p text:style-name="Standard"><text:tab/>int f=1;</text:p>
      <text:p text:style-name="Standard"><text:tab/>ll</text:p>
      <text:p text:style-name="Standard"><text:tab/>cout&lt;&lt;endl;</text:p>
      <text:p text:style-name="Standard"><text:tab/>tabHead();</text:p>
      <text:p text:style-name="Standard"><text:tab/>cout&lt;&lt;endl;</text:p>
      <text:p text:style-name="Standard"><text:tab/>ll</text:p>
      <text:p text:style-name="Standard"><text:tab/>for(int i=0;i&lt;n;i++)</text:p>
      <text:p text:style-name="Standard"><text:tab/>{</text:p>
      <text:p text:style-name="Standard"><text:tab/><text:tab/>if(!strcmp(sch,D[i].name))</text:p>
      <text:p text:style-name="Standard"><text:tab/><text:tab/>{<text:tab/>D[i].display(i);</text:p>
      <text:p text:style-name="Standard"><text:tab/><text:tab/><text:tab/>f=0;</text:p>
      <text:p text:style-name="Standard"><text:tab/><text:tab/>}<text:tab/></text:p>
      <text:p text:style-name="Standard"><text:tab/>}</text:p>
      <text:p text:style-name="Standard"><text:tab/>cout&lt;&lt;endl;</text:p>
      <text:p text:style-name="Standard"><text:tab/>ll</text:p>
      <text:p text:style-name="Standard"><text:tab/>cout&lt;&lt;endl;</text:p>
      <text:p text:style-name="Standard"><text:tab/>if(f)</text:p>
      <text:p text:style-name="Standard"><text:tab/><text:tab/>cout&lt;&lt;"\nData NOT Found..!!\n";</text:p>
      <text:p text:style-name="Standard">}</text:p>
      <text:p text:style-name="Standard"/>
      <text:p text:style-name="Standard">void Derived::modify(int n)</text:p>
      <text:p text:style-name="Standard">{</text:p>
      <text:p text:style-name="Standard"><text:tab/>int ch;</text:p>
      <text:p text:style-name="Standard"><text:tab/>do</text:p>
      <text:p text:style-name="Standard"><text:tab/>{</text:p>
      <text:p text:style-name="Standard"><text:tab/><text:tab/>cout&lt;&lt;"\n&lt;-------------MODIFY MENU -------------&gt;";</text:p>
      <text:p text:style-name="Standard"><text:tab/><text:tab/>cout&lt;&lt;"\n <text:s text:c="2"/>What do u want to modify..??\n <text:s text:c="3"/>1) Name\n <text:s text:c="3"/>2) Blood Group\n <text:s text:c="3"/>3) Date of Birth\n <text:s text:c="3"/>4) Height\n <text:s text:c="3"/>5) Weight\n <text:s text:c="3"/>6) Address\n <text:s text:c="3"/>7) Insurance Policy Number\n <text:s text:c="3"/>8) Telephone Number\n <text:s text:c="3"/>9) Driving License Number\n <text:s text:c="2"/>10) Exit\nEnter your choice : ";</text:p>
      <text:p text:style-name="Standard"><text:tab/><text:tab/>cin&gt;&gt;ch;</text:p>
      <text:p text:style-name="Standard"><text:tab/><text:tab/>switch(ch)</text:p>
      <text:p text:style-name="Standard"><text:tab/><text:tab/>{</text:p>
      <text:p text:style-name="Standard"><text:tab/><text:tab/><text:tab/>case 1:<text:tab/>cin.ignore();</text:p>
      <text:p text:style-name="Standard"><text:tab/><text:tab/><text:tab/><text:tab/><text:tab/>cout&lt;&lt;"\nName : ";</text:p>
      <text:p text:style-name="Standard"><text:tab/><text:tab/><text:tab/><text:tab/><text:tab/>cin.getline(name,50);<text:tab/>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case 2:<text:tab/>cout&lt;&lt;"Blood Group : ";</text:p>
      <text:p text:style-name="Standard"><text:tab/><text:tab/><text:tab/><text:tab/><text:tab/>cin&gt;&gt;bgrp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case 3:<text:tab/>cout&lt;&lt;"Date Of Birth :\n <text:s text:c="2"/>Date <text:s/>: ";</text:p>
      <text:p text:style-name="Standard"><text:tab/><text:tab/><text:tab/><text:tab/><text:tab/>cin&gt;&gt;d;</text:p>
      <text:p text:style-name="Standard"><text:tab/><text:tab/><text:tab/><text:tab/><text:tab/>cout&lt;&lt;" <text:s text:c="2"/>Month : ";</text:p>
      <text:p text:style-name="Standard"><text:tab/><text:tab/><text:tab/><text:tab/><text:tab/>cin&gt;&gt;m;</text:p>
      <text:p text:style-name="Standard"><text:soft-page-break/><text:tab/><text:tab/><text:tab/><text:tab/><text:tab/>cout&lt;&lt;" <text:s text:c="2"/>Year <text:s/>: ";</text:p>
      <text:p text:style-name="Standard"><text:tab/><text:tab/><text:tab/><text:tab/><text:tab/>cin&gt;&gt;y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case 4:<text:tab/>cout&lt;&lt;"Height : ";</text:p>
      <text:p text:style-name="Standard"><text:tab/><text:tab/><text:tab/><text:tab/><text:tab/>cin&gt;&gt;height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case 5:<text:tab/>cout&lt;&lt;"Weight : ";</text:p>
      <text:p text:style-name="Standard"><text:tab/><text:tab/><text:tab/><text:tab/><text:tab/>cin&gt;&gt;weight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case 6:<text:tab/>cin.ignore();</text:p>
      <text:p text:style-name="Standard"><text:tab/><text:tab/><text:tab/><text:tab/><text:tab/>cout&lt;&lt;"Address : ";</text:p>
      <text:p text:style-name="Standard"><text:tab/><text:tab/><text:tab/><text:tab/><text:tab/>cin.getline(add,50)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case 7:<text:tab/>cout&lt;&lt;"Insurance Policy No : ";</text:p>
      <text:p text:style-name="Standard"><text:tab/><text:tab/><text:tab/><text:tab/><text:tab/>cin&gt;&gt;polno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case 8:<text:tab/>cout&lt;&lt;"Telephone No : ";</text:p>
      <text:p text:style-name="Standard"><text:tab/><text:tab/><text:tab/><text:tab/><text:tab/>cin&gt;&gt;teleno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case 9:<text:tab/>cout&lt;&lt;"Driving License No : ";</text:p>
      <text:p text:style-name="Standard"><text:tab/><text:tab/><text:tab/><text:tab/><text:tab/>cin&gt;&gt;dlno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case 10:break;</text:p>
      <text:p text:style-name="Standard"><text:tab/><text:tab/><text:tab/></text:p>
      <text:p text:style-name="Standard"><text:tab/><text:tab/><text:tab/>default:cout&lt;&lt;"\nEnter VALID Choice..!!\n";</text:p>
      <text:p text:style-name="Standard"><text:tab/><text:tab/>}</text:p>
      <text:p text:style-name="Standard"><text:tab/>}while(ch!=10);</text:p>
      <text:p text:style-name="Standard"><text:tab/></text:p>
      <text:p text:style-name="Standard"><text:tab/>cout&lt;&lt;"\nData Modified Successfully..!!\n";</text:p>
      <text:p text:style-name="Standard">}</text:p>
      <text:p text:style-name="Standard"/>
      <text:p text:style-name="Standard">int Derived::deleteData(Derived D[max],int d,int n)</text:p>
      <text:p text:style-name="Standard">{</text:p>
      <text:p text:style-name="Standard"><text:tab/>int i;</text:p>
      <text:p text:style-name="Standard"><text:tab/>for(i=d-1;i&lt;n-1;i++)</text:p>
      <text:p text:style-name="Standard"><text:tab/>{</text:p>
      <text:p text:style-name="Standard"><text:tab/><text:tab/>D[i]=D[i+1];</text:p>
      <text:p text:style-name="Standard"><text:tab/>}</text:p>
      <text:p text:style-name="Standard"><text:tab/>n--;</text:p>
      <text:p text:style-name="Standard"><text:tab/>cout&lt;&lt;"\nData Deleted Successfully..!!\n";</text:p>
      <text:p text:style-name="Standard"><text:tab/>return n;</text:p>
      <text:p text:style-name="Standard">}</text:p>
      <text:p text:style-name="Standard"/>
      <text:p text:style-name="Standard">int main()</text:p>
      <text:p text:style-name="Standard">{</text:p>
      <text:p text:style-name="Standard"><text:soft-page-break/><text:tab/>Derived D[max];</text:p>
      <text:p text:style-name="Standard"><text:tab/>int i,n=0,ch,md;</text:p>
      <text:p text:style-name="Standard"><text:tab/>char sch[50];</text:p>
      <text:p text:style-name="Standard"/>
      <text:p text:style-name="Standard"><text:tab/>do</text:p>
      <text:p text:style-name="Standard"><text:tab/>{</text:p>
      <text:p text:style-name="Standard"><text:tab/><text:tab/>cout&lt;&lt;"\nMenu :\n1. Build Master Table\n2. Display Records\n3. Insert Record\n4. Search Record\n5. Edit Record\n6. Delete Record\n7. Exit\nEnter your choice : ";</text:p>
      <text:p text:style-name="Standard"><text:tab/><text:tab/>cin&gt;&gt;ch;</text:p>
      <text:p text:style-name="Standard"><text:tab/><text:tab/>switch(ch)</text:p>
      <text:p text:style-name="Standard"><text:tab/><text:tab/>{</text:p>
      <text:p text:style-name="Standard"><text:tab/><text:tab/><text:tab/>case 1:<text:tab/>do</text:p>
      <text:p text:style-name="Standard"><text:tab/><text:tab/><text:tab/><text:tab/><text:tab/>{</text:p>
      <text:p text:style-name="Standard"><text:tab/><text:tab/><text:tab/><text:tab/><text:tab/><text:tab/>cout&lt;&lt;"\nEnter No. of Records : ";</text:p>
      <text:p text:style-name="Standard"><text:tab/><text:tab/><text:tab/><text:tab/><text:tab/><text:tab/>cin&gt;&gt;n;</text:p>
      <text:p text:style-name="Standard"><text:tab/><text:tab/><text:tab/><text:tab/><text:tab/><text:tab/>if(n&lt;0)</text:p>
      <text:p text:style-name="Standard"><text:tab/><text:tab/><text:tab/><text:tab/><text:tab/><text:tab/><text:tab/>cout&lt;&lt;"\nEnter VALID Nunber..!!\n";</text:p>
      <text:p text:style-name="Standard"><text:tab/><text:tab/><text:tab/><text:tab/><text:tab/><text:tab/>if(n&gt;max)</text:p>
      <text:p text:style-name="Standard"><text:tab/><text:tab/><text:tab/><text:tab/><text:tab/><text:tab/><text:tab/>cout&lt;&lt;"\nMaximum number of records is "&lt;&lt;max&lt;&lt;" ONLY..!!\n";<text:tab/></text:p>
      <text:p text:style-name="Standard"><text:tab/><text:tab/><text:tab/><text:tab/><text:tab/>}while(n&gt;max || n&lt;0);</text:p>
      <text:p text:style-name="Standard"><text:tab/><text:tab/><text:tab/><text:tab/><text:tab/>for(i=0;i&lt;n;i++)</text:p>
      <text:p text:style-name="Standard"><text:tab/><text:tab/><text:tab/><text:tab/><text:tab/><text:tab/>D[i].getData4();</text:p>
      <text:p text:style-name="Standard"><text:tab/><text:tab/><text:tab/><text:tab/><text:tab/>break;</text:p>
      <text:p text:style-name="Standard"/>
      <text:p text:style-name="Standard"><text:tab/><text:tab/><text:tab/>case 2:<text:tab/>if(!n)</text:p>
      <text:p text:style-name="Standard"><text:tab/><text:tab/><text:tab/><text:tab/><text:tab/><text:tab/>cout&lt;&lt;"\nData Base EMPTY..!!\n";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ll</text:p>
      <text:p text:style-name="Standard"><text:tab/><text:tab/><text:tab/><text:tab/><text:tab/><text:tab/>cout&lt;&lt;endl;</text:p>
      <text:p text:style-name="Standard"><text:tab/><text:tab/><text:tab/><text:tab/><text:tab/><text:tab/>tabHead();</text:p>
      <text:p text:style-name="Standard"><text:tab/><text:tab/><text:tab/><text:tab/><text:tab/><text:tab/>cout&lt;&lt;endl;</text:p>
      <text:p text:style-name="Standard"><text:tab/><text:tab/><text:tab/><text:tab/><text:tab/><text:tab/>ll</text:p>
      <text:p text:style-name="Standard"><text:tab/><text:tab/><text:tab/><text:tab/><text:tab/><text:tab/>for(i=0;i&lt;n;i++)</text:p>
      <text:p text:style-name="Standard"><text:tab/><text:tab/><text:tab/><text:tab/><text:tab/><text:tab/><text:tab/>D[i].display(i);</text:p>
      <text:p text:style-name="Standard"><text:tab/><text:tab/><text:tab/><text:tab/><text:tab/><text:tab/>cout&lt;&lt;endl;</text:p>
      <text:p text:style-name="Standard"><text:tab/><text:tab/><text:tab/><text:tab/><text:tab/><text:tab/>ll</text:p>
      <text:p text:style-name="Standard"><text:tab/><text:tab/><text:tab/><text:tab/><text:tab/><text:tab/>cout&lt;&lt;endl;</text:p>
      <text:p text:style-name="Standard"><text:tab/><text:tab/><text:tab/><text:tab/><text:tab/>}</text:p>
      <text:p text:style-name="Standard"><text:tab/><text:tab/><text:tab/><text:tab/><text:tab/>break;</text:p>
      <text:p text:style-name="Standard"/>
      <text:p text:style-name="Standard"><text:tab/><text:tab/><text:tab/>case 3:<text:tab/>D[n].getData4();</text:p>
      <text:p text:style-name="Standard"><text:tab/><text:tab/><text:tab/><text:tab/><text:tab/>n++;</text:p>
      <text:p text:style-name="Standard"><text:tab/><text:tab/><text:tab/><text:tab/><text:tab/>break;</text:p>
      <text:p text:style-name="Standard"/>
      <text:p text:style-name="Standard"><text:tab/><text:tab/><text:tab/>case 4:<text:tab/>cin.ignore();</text:p>
      <text:p text:style-name="Standard"><text:tab/><text:tab/><text:tab/><text:tab/><text:tab/>if(!n)</text:p>
      <text:p text:style-name="Standard"><text:tab/><text:tab/><text:tab/><text:tab/><text:tab/><text:tab/>cout&lt;&lt;"\nData Base EMPTY..!!\n";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cout&lt;&lt;"\nEnter Name to Search : ";</text:p>
      <text:p text:style-name="Standard"><text:soft-page-break/><text:tab/><text:tab/><text:tab/><text:tab/><text:tab/><text:tab/>cin.getline(sch,50);</text:p>
      <text:p text:style-name="Standard"><text:tab/><text:tab/><text:tab/><text:tab/><text:tab/><text:tab/>cout&lt;&lt;"\nSEARCH RESULT :\n";</text:p>
      <text:p text:style-name="Standard"><text:tab/><text:tab/><text:tab/><text:tab/><text:tab/><text:tab/>D[0].searchData(D,sch,n);</text:p>
      <text:p text:style-name="Standard"><text:tab/><text:tab/><text:tab/><text:tab/><text:tab/>}</text:p>
      <text:p text:style-name="Standard"><text:tab/><text:tab/><text:tab/><text:tab/><text:tab/>break;</text:p>
      <text:p text:style-name="Standard"/>
      <text:p text:style-name="Standard"><text:tab/><text:tab/><text:tab/>case 5:<text:tab/>cin.ignore();</text:p>
      <text:p text:style-name="Standard"><text:tab/><text:tab/><text:tab/><text:tab/><text:tab/>if(!n)</text:p>
      <text:p text:style-name="Standard"><text:tab/><text:tab/><text:tab/><text:tab/><text:tab/><text:tab/>cout&lt;&lt;"\nData Base EMPTY..!!\n";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cout&lt;&lt;"\nEnter Name to Search : ";</text:p>
      <text:p text:style-name="Standard"><text:tab/><text:tab/><text:tab/><text:tab/><text:tab/><text:tab/>cin.getline(sch,50);</text:p>
      <text:p text:style-name="Standard"><text:tab/><text:tab/><text:tab/><text:tab/><text:tab/><text:tab/>cout&lt;&lt;"\nSEARCH RESULT :\n";</text:p>
      <text:p text:style-name="Standard"><text:tab/><text:tab/><text:tab/><text:tab/><text:tab/><text:tab/>D[0].searchData(D,sch,n);</text:p>
      <text:p text:style-name="Standard"><text:tab/><text:tab/><text:tab/><text:tab/><text:tab/><text:tab/>cout&lt;&lt;"\nEnter Sr.No. of Data to Modify : ";</text:p>
      <text:p text:style-name="Standard"><text:tab/><text:tab/><text:tab/><text:tab/><text:tab/><text:tab/>cin&gt;&gt;md;</text:p>
      <text:p text:style-name="Standard"><text:tab/><text:tab/><text:tab/><text:tab/><text:tab/><text:tab/>D[md-1].modify(n);</text:p>
      <text:p text:style-name="Standard"><text:tab/><text:tab/><text:tab/><text:tab/><text:tab/>}</text:p>
      <text:p text:style-name="Standard"><text:tab/><text:tab/><text:tab/><text:tab/><text:tab/>break;</text:p>
      <text:p text:style-name="Standard"/>
      <text:p text:style-name="Standard"><text:tab/><text:tab/><text:tab/>case 6:<text:tab/>cin.ignore();</text:p>
      <text:p text:style-name="Standard"><text:tab/><text:tab/><text:tab/><text:tab/><text:tab/>if(!n)</text:p>
      <text:p text:style-name="Standard"><text:tab/><text:tab/><text:tab/><text:tab/><text:tab/><text:tab/>cout&lt;&lt;"\nData Base EMPTY..!!\n";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cout&lt;&lt;"\nEnter Name to Search : ";</text:p>
      <text:p text:style-name="Standard"><text:tab/><text:tab/><text:tab/><text:tab/><text:tab/><text:tab/>cin.getline(sch,50);</text:p>
      <text:p text:style-name="Standard"><text:tab/><text:tab/><text:tab/><text:tab/><text:tab/><text:tab/>cout&lt;&lt;"\nSEARCH RESULT :\n";</text:p>
      <text:p text:style-name="Standard"><text:tab/><text:tab/><text:tab/><text:tab/><text:tab/><text:tab/>D[0].searchData(D,sch,n);</text:p>
      <text:p text:style-name="Standard"><text:tab/><text:tab/><text:tab/><text:tab/><text:tab/><text:tab/>cout&lt;&lt;"\nEnter Sr.No. of Data to Delete : ";</text:p>
      <text:p text:style-name="Standard"><text:tab/><text:tab/><text:tab/><text:tab/><text:tab/><text:tab/>cin&gt;&gt;md;</text:p>
      <text:p text:style-name="Standard"><text:tab/><text:tab/><text:tab/><text:tab/><text:tab/><text:tab/>n=D[0].deleteData(D,md,n);</text:p>
      <text:p text:style-name="Standard"><text:tab/><text:tab/><text:tab/><text:tab/><text:tab/>}</text:p>
      <text:p text:style-name="Standard"><text:tab/><text:tab/><text:tab/><text:tab/><text:tab/>break;</text:p>
      <text:p text:style-name="Standard"/>
      <text:p text:style-name="Standard"><text:tab/><text:tab/><text:tab/>case 7:<text:tab/>break;</text:p>
      <text:p text:style-name="Standard"/>
      <text:p text:style-name="Standard"><text:tab/><text:tab/><text:tab/>default:cout&lt;&lt;"\nEnter VALID Choice..!!\n";</text:p>
      <text:p text:style-name="Standard"><text:tab/><text:tab/>}</text:p>
      <text:p text:style-name="Standard"><text:tab/>}while(ch!=7);</text:p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OUTPUT:</text:p>
      <text:p text:style-name="P1"/>
      <text:p text:style-name="P1">Menu :</text:p>
      <text:p text:style-name="P1">1. Build Master Table</text:p>
      <text:p text:style-name="P1">2. Display Records</text:p>
      <text:p text:style-name="P1">3. Insert Record</text:p>
      <text:p text:style-name="P1">4. Search Record</text:p>
      <text:p text:style-name="P1">5. Edit Record</text:p>
      <text:p text:style-name="P1">6. Delete Record</text:p>
      <text:p text:style-name="P1">7. Exit</text:p>
      <text:p text:style-name="P1">Enter your choice : 1</text:p>
      <text:p text:style-name="P1"/>
      <text:p text:style-name="P1">Enter No. of Records : 2</text:p>
      <text:p text:style-name="P1"/>
      <text:p text:style-name="P1">Name : Gaurav</text:p>
      <text:p text:style-name="P1">Blood Group : O+</text:p>
      <text:p text:style-name="P1">Date Of Birth :</text:p>
      <text:p text:style-name="P1"><text:s text:c="3"/>Date <text:s/>: 3</text:p>
      <text:p text:style-name="P1"><text:s text:c="3"/>Month : 4</text:p>
      <text:p text:style-name="P1"><text:s text:c="3"/>Year <text:s/>: 1902</text:p>
      <text:p text:style-name="P1">Height : 153</text:p>
      <text:p text:style-name="P1">Weight : 76</text:p>
      <text:p text:style-name="P1">Address : 123klasjdkaj</text:p>
      <text:p text:style-name="P1">Insurance Policy No : 8327</text:p>
      <text:p text:style-name="P1">Telephone No : 123</text:p>
      <text:p text:style-name="P1">Driving License No : 5432</text:p>
      <text:p text:style-name="P1"/>
      <text:p text:style-name="P1">Name : Puneet</text:p>
      <text:p text:style-name="P1">Blood Group : O</text:p>
      <text:p text:style-name="P1">Date Of Birth :</text:p>
      <text:p text:style-name="P1"><text:s text:c="3"/>Date <text:s/>: 4</text:p>
      <text:p text:style-name="P1"><text:s text:c="3"/>Month : 5</text:p>
      <text:p text:style-name="P1"><text:s text:c="3"/>Year <text:s/>: 2000</text:p>
      <text:p text:style-name="P1">Height : 543</text:p>
      <text:p text:style-name="P1">Weight : 24</text:p>
      <text:p text:style-name="P1">Address : 342skjds sdj</text:p>
      <text:p text:style-name="P1">Insurance Policy No : 432</text:p>
      <text:p text:style-name="P1">Telephone No : 675</text:p>
      <text:p text:style-name="P1">Driving License No : 432</text:p>
      <text:p text:style-name="P1"/>
      <text:p text:style-name="P1">Menu :</text:p>
      <text:p text:style-name="P1">1. Build Master Table</text:p>
      <text:p text:style-name="P1">2. Display Records</text:p>
      <text:p text:style-name="P1">3. Insert Record</text:p>
      <text:p text:style-name="P1">4. Search Record</text:p>
      <text:p text:style-name="P1">5. Edit Record</text:p>
      <text:p text:style-name="P1">6. Delete Record</text:p>
      <text:p text:style-name="P1">7. Exit</text:p>
      <text:p text:style-name="P1">Enter your choice : 2</text:p>
      <text:p text:style-name="P1">------------------------------------------------------------------------------------------------------------------------</text:p>
      <text:p text:style-name="P1">Sr.No. Name <text:s text:c="3"/>Blood Group <text:s text:c="3"/>D.O.B. <text:s/>Height <text:s/>Weight <text:s/>Address <text:s text:c="4"/>Ins. Policy No. <text:s/>Telephone No. <text:s text:c="4"/>DL No. <text:s text:c="8"/></text:p>
      <text:p text:style-name="P1"><text:soft-page-break/></text:p>
      <text:p text:style-name="P1">------------------------------------------------------------------------------------------------------------------------1 <text:s text:c="5"/>Gaurav <text:s text:c="4"/>O+ <text:s text:c="4"/>3 -4 -1902 153 <text:s text:c="4"/>76 <text:s text:c="5"/>123klasjdkaj8327 <text:s text:c="12"/>123 <text:s text:c="14"/>5432 <text:s text:c="9"/></text:p>
      <text:p text:style-name="P1">2 <text:s text:c="5"/>Puneet <text:s text:c="5"/>O <text:s text:c="6"/>4 -5 -2000 543 <text:s text:c="4"/>24 <text:s text:c="5"/>342skjds sdj432 <text:s text:c="13"/>675 <text:s text:c="14"/>432 <text:s text:c="11"/></text:p>
      <text:p text:style-name="P1">------------------------------------------------------------------------------------------------------------------------</text:p>
      <text:p text:style-name="P1"/>
      <text:p text:style-name="P1">Menu :</text:p>
      <text:p text:style-name="P1">1. Build Master Table</text:p>
      <text:p text:style-name="P1">2. Display Records</text:p>
      <text:p text:style-name="P1">3. Insert Record</text:p>
      <text:p text:style-name="P1">4. Search Record</text:p>
      <text:p text:style-name="P1">5. Edit Record</text:p>
      <text:p text:style-name="P1">6. Delete Record</text:p>
      <text:p text:style-name="P1">7. Exit</text:p>
      <text:p text:style-name="P1">Enter your choice : 4</text:p>
      <text:p text:style-name="P1"/>
      <text:p text:style-name="P1">Enter Name to Search : Gaurav</text:p>
      <text:p text:style-name="P1"/>
      <text:p text:style-name="P1">SEARCH RESULT :</text:p>
      <text:p text:style-name="P1">------------------------------------------------------------------------------------------------------------------------</text:p>
      <text:p text:style-name="P1">Sr.No. Name <text:s text:c="3"/>Blood Group <text:s text:c="3"/>D.O.B. <text:s text:c="5"/>Height <text:s/>Weight <text:s/>Address <text:s text:c="4"/>Ins. Policy No. <text:s/>Telephone No. <text:s text:c="4"/>DL No. <text:s text:c="8"/></text:p>
      <text:p text:style-name="P1">------------------------------------------------------------------------------------------------------------------------1 <text:s text:c="5"/>Gaurav <text:s text:c="4"/>O+ <text:s text:c="4"/>3 -4 -1902 153 <text:s text:c="4"/>76 <text:s text:c="5"/>123klasjdkaj8327 <text:s text:c="12"/>123 <text:s text:c="14"/>5432 <text:s text:c="10"/></text:p>
      <text:p text:style-name="P1">------------------------------------------------------------------------------------------------------------------------</text:p>
      <text:p text:style-name="P1"/>
      <text:p text:style-name="P1">Menu :</text:p>
      <text:p text:style-name="P1">1. Build Master Table</text:p>
      <text:p text:style-name="P1">2. Display Records</text:p>
      <text:p text:style-name="P1">3. Insert Record</text:p>
      <text:p text:style-name="P1">4. Search Record</text:p>
      <text:p text:style-name="P1">5. Edit Record</text:p>
      <text:p text:style-name="P1">6. Delete Record</text:p>
      <text:p text:style-name="P1">7. Exit</text:p>
      <text:p text:style-name="P1">Enter your choice : 5</text:p>
      <text:p text:style-name="P1"/>
      <text:p text:style-name="P1">Enter Name to Search : Puneet</text:p>
      <text:p text:style-name="P1"/>
      <text:p text:style-name="P1">SEARCH RESULT :</text:p>
      <text:p text:style-name="P1">------------------------------------------------------------------------------------------------------------------------</text:p>
      <text:p text:style-name="P1">Sr.No. Name <text:s text:c="5"/>Blood Group <text:s text:c="3"/>D.O.B. <text:s text:c="5"/>Height <text:s/>Weight <text:s/>Address <text:s text:c="4"/>Ins. Policy No. <text:s/>Telephone No. <text:s text:c="4"/>DL No. <text:s text:c="8"/></text:p>
      <text:p text:style-name="P1">------------------------------------------------------------------------------------------------------------------------2 <text:s text:c="5"/>Puneet <text:s text:c="13"/>O <text:s text:c="6"/>4 -5 -2000 543 <text:s text:c="4"/>24 <text:s text:c="5"/>342skjds sdj432 <text:s text:c="13"/>675 <text:s text:c="10"/>432 <text:s text:c="9"/>|</text:p>
      <text:p text:style-name="P1">------------------------------------------------------------------------------------------------------------------------</text:p>
      <text:p text:style-name="P1"/>
      <text:p text:style-name="P1">Enter Sr.No. of Data to Modify : 2 <text:s text:c="3"/></text:p>
      <text:p text:style-name="P1"/>
      <text:p text:style-name="P1">&lt;-------------MODIFY MENU -------------&gt;</text:p>
      <text:p text:style-name="P1"><text:s text:c="3"/>What do u want to modify..??</text:p>
      <text:p text:style-name="P1"><text:s text:c="4"/>1) Name</text:p>
      <text:p text:style-name="P1"><text:s text:c="4"/>2) Blood Group</text:p>
      <text:p text:style-name="P1"><text:soft-page-break/><text:s text:c="4"/>3) Date of Birth</text:p>
      <text:p text:style-name="P1"><text:s text:c="4"/>4) Height</text:p>
      <text:p text:style-name="P1"><text:s text:c="4"/>5) Weight</text:p>
      <text:p text:style-name="P1"><text:s text:c="4"/>6) Address</text:p>
      <text:p text:style-name="P1"><text:s text:c="4"/>7) Insurance Policy Number</text:p>
      <text:p text:style-name="P1"><text:s text:c="4"/>8) Telephone Number</text:p>
      <text:p text:style-name="P1"><text:s text:c="4"/>9) Driving License Number</text:p>
      <text:p text:style-name="P1"><text:s text:c="3"/>10) Exit</text:p>
      <text:p text:style-name="P1">Enter your choice : 2</text:p>
      <text:p text:style-name="P1">Blood Group : O</text:p>
      <text:p text:style-name="P1"/>
      <text:p text:style-name="P1">&lt;-------------MODIFY MENU -------------&gt;</text:p>
      <text:p text:style-name="P1"><text:s text:c="3"/>What do u want to modify..??</text:p>
      <text:p text:style-name="P1"><text:s text:c="4"/>1) Name</text:p>
      <text:p text:style-name="P1"><text:s text:c="4"/>2) Blood Group</text:p>
      <text:p text:style-name="P1"><text:s text:c="4"/>3) Date of Birth</text:p>
      <text:p text:style-name="P1"><text:s text:c="4"/>4) Height</text:p>
      <text:p text:style-name="P1"><text:s text:c="4"/>5) Weight</text:p>
      <text:p text:style-name="P1"><text:s text:c="4"/>6) Address</text:p>
      <text:p text:style-name="P1"><text:s text:c="4"/>7) Insurance Policy Number</text:p>
      <text:p text:style-name="P1"><text:s text:c="4"/>8) Telephone Number</text:p>
      <text:p text:style-name="P1"><text:s text:c="4"/>9) Driving License Number</text:p>
      <text:p text:style-name="P1"><text:s text:c="3"/>10) Exit</text:p>
      <text:p text:style-name="P1">Enter your choice : 10 </text:p>
      <text:p text:style-name="P1"/>
      <text:p text:style-name="P1">Data Modified Successfully..!!</text:p>
      <text:p text:style-name="P1"/>
      <text:p text:style-name="P1">Menu :</text:p>
      <text:p text:style-name="P1">1. Build Master Table</text:p>
      <text:p text:style-name="P1">2. Display Records</text:p>
      <text:p text:style-name="P1">3. Insert Record</text:p>
      <text:p text:style-name="P1">4. Search Record</text:p>
      <text:p text:style-name="P1">5. Edit Record</text:p>
      <text:p text:style-name="P1">6. Delete Record</text:p>
      <text:p text:style-name="P1">7. Exit</text:p>
      <text:p text:style-name="P1">Enter your choice : 2</text:p>
      <text:p text:style-name="P1">------------------------------------------------------------------------------------------------------------------------</text:p>
      <text:p text:style-name="P1">Sr.No. Name <text:s text:c="15"/>Blood Group <text:s text:c="3"/>D.O.B. <text:s text:c="5"/>Height <text:s/>Weight <text:s/>Address <text:s text:c="4"/>Ins. Policy No. <text:s/>Telephone No. <text:s text:c="4"/>DL No. <text:s text:c="8"/></text:p>
      <text:p text:style-name="P1">------------------------------------------------------------------------------------------------------------------------1 <text:s text:c="5"/>Gaurav <text:s text:c="4"/>O+ <text:s text:c="4"/>3 -4 -1902 153 <text:s text:c="4"/>76 <text:s text:c="5"/>123klasjdkaj8327 <text:s text:c="12"/>123 <text:s text:c="14"/>5432 <text:s text:c="10"/>|</text:p>
      <text:p text:style-name="P1">2 <text:s text:c="5"/>Puneet <text:s text:c="6"/>O <text:s text:c="3"/>4 -5 -2000 543 <text:s text:c="4"/>24 <text:s text:c="5"/>342skjds sdj432 <text:s text:c="13"/>675 <text:s text:c="14"/>432 <text:s text:c="11"/>|</text:p>
      <text:p text:style-name="P1">------------------------------------------------------------------------------------------------------------------------</text:p>
      <text:p text:style-name="P1"/>
      <text:p text:style-name="P1">Menu :</text:p>
      <text:p text:style-name="P1">1. Build Master Table</text:p>
      <text:p text:style-name="P1">2. Display Records</text:p>
      <text:p text:style-name="P1">3. Insert Record</text:p>
      <text:p text:style-name="P1">4. Search Record</text:p>
      <text:p text:style-name="P1">5. Edit Record</text:p>
      <text:p text:style-name="P1">6. Delete Record</text:p>
      <text:p text:style-name="P1">7. Exit</text:p>
      <text:p text:style-name="P1"><text:soft-page-break/>Enter your choice : 6</text:p>
      <text:p text:style-name="P1"/>
      <text:p text:style-name="P1">Enter Name to Search : Gaurav</text:p>
      <text:p text:style-name="P1"/>
      <text:p text:style-name="P1">SEARCH RESULT :</text:p>
      <text:p text:style-name="P1">------------------------------------------------------------------------------------------------------------------------</text:p>
      <text:p text:style-name="P1">Sr.No. Name <text:s text:c="2"/>Blood Group <text:s text:c="3"/>D.O.B. <text:s text:c="5"/>Height <text:s/>Weight <text:s/>Address <text:s text:c="4"/>Ins. Policy No. <text:s/>Telephone No. <text:s text:c="4"/>DL No.</text:p>
      <text:p text:style-name="P1">------------------------------------------------------------------------------------------------------------------------1 <text:s text:c="5"/>Gaurav <text:s text:c="3"/>O+ <text:s text:c="5"/>3 -4 -1902 153 <text:s text:c="4"/>76 <text:s text:c="5"/>123klasjdkaj8327 <text:s text:c="12"/>123 <text:s text:c="14"/>5432 <text:s text:c="9"/></text:p>
      <text:p text:style-name="P1">------------------------------------------------------------------------------------------------------------------------</text:p>
      <text:p text:style-name="P1"/>
      <text:p text:style-name="P1">Enter Sr.No. of Data to Delete : 1</text:p>
      <text:p text:style-name="P1"/>
      <text:p text:style-name="P1">Data Deleted Successfully..!!</text:p>
      <text:p text:style-name="P1"/>
      <text:p text:style-name="P1">Menu :</text:p>
      <text:p text:style-name="P1">1. Build Master Table</text:p>
      <text:p text:style-name="P1">2. Display Records</text:p>
      <text:p text:style-name="P1">3. Insert Record</text:p>
      <text:p text:style-name="P1">4. Search Record</text:p>
      <text:p text:style-name="P1">5. Edit Record</text:p>
      <text:p text:style-name="P1">6. Delete Record</text:p>
      <text:p text:style-name="P1">7. Exit</text:p>
      <text:p text:style-name="P1">Enter your choice :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0:23:18.555423973</meta:creation-date>
    <dc:date>2019-09-11T00:34:49.651017600</dc:date>
    <meta:editing-duration>PT1M11S</meta:editing-duration>
    <meta:editing-cycles>1</meta:editing-cycles>
    <meta:document-statistic meta:table-count="0" meta:image-count="0" meta:object-count="0" meta:page-count="11" meta:paragraph-count="466" meta:word-count="1321" meta:character-count="11706" meta:non-whitespace-character-count="9345"/>
    <meta:generator>LibreOffice/6.0.7.3$Linux_X86_64 LibreOffice_project/00m0$Build-3</meta:generator>
  </office:meta>
</office:document-meta>
</file>